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4" draw:id="id4" draw:layer="layout" svg:width="3.048cm" svg:height="2.159cm" svg:x="1.27cm" svg:y="36.392cm">
          <text:p text:style-name="P1">m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048cm" svg:height="2.159cm" svg:x="5.87cm" svg:y="36.393cm">
          <text:p text:style-name="P1">GU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329cm" svg:height="2.921cm" svg:x="10.895cm" svg:y="36.011cm">
          <text:p text:style-name="P1">data typ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3.048cm" svg:height="2.159cm" svg:x="11.022cm" svg:y="32.455cm">
          <text:p text:style-name="P1">offl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159cm" svg:x="11.022cm" svg:y="39.956cm">
          <text:p text:style-name="P1">onl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048cm" svg:height="2.159cm" svg:x="16.07cm" svg:y="36.394cm">
          <text:p text:style-name="P1">rand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048cm" svg:height="2.159cm" svg:x="11.022cm" svg:y="28.956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2.98cm" svg:height="2.413cm" svg:x="16.129cm" svg:y="39.821cm">
          <text:p text:style-name="P1">view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159cm" svg:x="11.022cm" svg:y="43.157cm">
          <text:p text:style-name="P1">DA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159cm" svg:x="20.97cm" svg:y="36.395cm">
          <text:p text:style-name="P1">TR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7.594cm" svg:y1="38.553cm" svg:x2="17.619cm" svg:y2="39.821cm" draw:start-shape="id1" draw:start-glue-point="6" draw:end-shape="id2" draw:end-glue-point="4" svg:d="m17594 38553 25 1268">
          <text:p/>
        </draw:connector>
        <draw:connector draw:style-name="gr2" draw:text-style-name="P1" draw:layer="layout" draw:type="line" svg:x1="14.07cm" svg:y1="41.036cm" svg:x2="16.129cm" svg:y2="41.028cm" draw:start-shape="id3" draw:start-glue-point="7" draw:end-shape="id2" draw:end-glue-point="5" svg:d="m14070 41036 2059-8">
          <text:p/>
        </draw:connector>
        <draw:connector draw:style-name="gr2" draw:text-style-name="P1" draw:layer="layout" draw:type="line" svg:x1="4.318cm" svg:y1="37.472cm" svg:x2="5.87cm" svg:y2="37.473cm" draw:start-shape="id4" draw:start-glue-point="7" draw:end-shape="id5" draw:end-glue-point="5" svg:d="m4318 37472 1552 1">
          <text:p/>
        </draw:connector>
        <draw:connector draw:style-name="gr2" draw:text-style-name="P1" draw:layer="layout" draw:type="line" svg:x1="8.918cm" svg:y1="37.473cm" svg:x2="10.895cm" svg:y2="37.472cm" draw:start-shape="id5" draw:start-glue-point="7" draw:end-shape="id6" draw:end-glue-point="5" svg:d="m8918 37473 1977-1">
          <text:p/>
        </draw:connector>
        <draw:connector draw:style-name="gr2" draw:text-style-name="P1" draw:layer="layout" draw:type="line" svg:x1="12.56cm" svg:y1="38.932cm" svg:x2="12.546cm" svg:y2="39.956cm" draw:start-shape="id6" draw:start-glue-point="6" draw:end-shape="id3" draw:end-glue-point="4" svg:d="m12560 38932-14 1024">
          <text:p/>
        </draw:connector>
        <draw:connector draw:style-name="gr2" draw:text-style-name="P1" draw:layer="layout" draw:type="line" svg:x1="12.546cm" svg:y1="42.115cm" svg:x2="12.546cm" svg:y2="43.157cm" draw:start-shape="id3" draw:start-glue-point="6" draw:end-shape="id7" draw:end-glue-point="4" svg:d="m12546 42115v1042">
          <text:p/>
        </draw:connector>
        <draw:connector draw:style-name="gr2" draw:text-style-name="P1" draw:layer="layout" draw:type="line" svg:x1="14.224cm" svg:y1="37.472cm" svg:x2="16.07cm" svg:y2="37.474cm" draw:start-shape="id6" draw:start-glue-point="7" draw:end-shape="id1" draw:end-glue-point="5" svg:d="m14224 37472 1846 2">
          <text:p/>
        </draw:connector>
        <draw:connector draw:style-name="gr2" draw:text-style-name="P1" draw:layer="layout" draw:type="line" svg:x1="19.118cm" svg:y1="37.474cm" svg:x2="20.97cm" svg:y2="37.475cm" draw:start-shape="id1" draw:start-glue-point="7" draw:end-shape="id8" draw:end-glue-point="5" svg:d="m19118 37474 1852 1">
          <text:p/>
        </draw:connector>
        <draw:connector draw:style-name="gr2" draw:text-style-name="P1" draw:layer="layout" draw:type="line" svg:x1="12.56cm" svg:y1="36.011cm" svg:x2="12.546cm" svg:y2="34.614cm" draw:start-shape="id6" draw:start-glue-point="4" draw:end-shape="id9" draw:end-glue-point="6" svg:d="m12560 36011-14-1397">
          <text:p/>
        </draw:connector>
        <draw:connector draw:style-name="gr2" draw:text-style-name="P1" draw:layer="layout" draw:type="line" svg:x1="12.546cm" svg:y1="32.455cm" svg:x2="12.546cm" svg:y2="31.115cm" draw:start-shape="id9" draw:start-glue-point="4" draw:end-shape="id10" draw:end-glue-point="6" svg:d="m12546 32455v-1340">
          <text:p/>
        </draw:connector>
        <draw:custom-shape draw:style-name="gr1" draw:text-style-name="P1" xml:id="id11" draw:id="id11" draw:layer="layout" svg:width="3.556cm" svg:height="3.048cm" svg:x="10.795cm" svg:y="46.736cm">
          <text:p text:style-name="P1">DAQ 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2.546cm" svg:y1="45.316cm" svg:x2="12.573cm" svg:y2="46.736cm" draw:start-shape="id7" draw:start-glue-point="6" draw:end-shape="id11" draw:end-glue-point="4" svg:d="m12546 45316 27 1420">
          <text:p/>
        </draw:connector>
        <draw:custom-shape draw:style-name="gr1" draw:text-style-name="P1" xml:id="id12" draw:id="id12" draw:layer="layout" svg:width="3.302cm" svg:height="2.286cm" svg:x="16.383cm" svg:y="47.117cm">
          <text:p text:style-name="P1">tim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351cm" svg:y1="48.26cm" svg:x2="16.383cm" svg:y2="48.26cm" draw:start-shape="id11" draw:start-glue-point="7" draw:end-shape="id12" draw:end-glue-point="3" svg:d="m14351 48260h2032">
          <text:p/>
        </draw:connector>
        <draw:custom-shape draw:style-name="gr1" draw:text-style-name="P1" xml:id="id13" draw:id="id13" draw:layer="layout" svg:width="2.921cm" svg:height="2.286cm" svg:x="11.176cm" svg:y="51.054cm">
          <text:p text:style-name="P1">acquir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683cm" svg:height="3.175cm" svg:x="10.795cm" svg:y="54.864cm">
          <text:p text:style-name="P1">limit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5" draw:id="id15" draw:layer="layout" svg:width="3.81cm" svg:height="2.159cm" svg:x="10.668cm" svg:y="60.071cm">
          <text:p text:style-name="P1">store 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636cm" svg:y1="53.34cm" svg:x2="12.636cm" svg:y2="54.864cm" draw:start-shape="id13" draw:start-glue-point="2" draw:end-shape="id14" draw:end-glue-point="4" svg:d="m12636 53340v1524">
          <text:p/>
        </draw:connector>
        <draw:connector draw:style-name="gr3" draw:text-style-name="P1" draw:layer="layout" draw:type="line" svg:x1="12.636cm" svg:y1="58.039cm" svg:x2="12.573cm" svg:y2="60.071cm" draw:start-shape="id14" draw:start-glue-point="6" draw:end-shape="id15" draw:end-glue-point="0" svg:d="m12636 58039-63 2032">
          <text:p text:style-name="P1">yes</text:p>
        </draw:connector>
        <draw:connector draw:style-name="gr2" draw:text-style-name="P1" draw:layer="layout" draw:type="line" svg:x1="12.573cm" svg:y1="49.784cm" svg:x2="12.636cm" svg:y2="51.054cm" draw:start-shape="id11" draw:start-glue-point="6" draw:end-shape="id13" draw:end-glue-point="0" svg:d="m12573 49784 63 1270">
          <text:p/>
        </draw:connector>
        <draw:connector draw:style-name="gr3" draw:text-style-name="P1" draw:layer="layout" svg:x1="14.478cm" svg:y1="56.452cm" svg:x2="14.097cm" svg:y2="52.197cm" draw:start-shape="id14" draw:start-glue-point="7" draw:end-shape="id13" draw:end-glue-point="1" svg:d="m14478 56452h501v-4255h-882">
          <text:p text:style-name="P1">No</text:p>
        </draw:connector>
        <draw:connector draw:style-name="gr2" draw:text-style-name="P1" draw:layer="layout" draw:line-skew="0.262cm" svg:x1="12.573cm" svg:y1="62.23cm" svg:x2="7.394cm" svg:y2="38.552cm" draw:start-shape="id15" draw:start-glue-point="2" draw:end-shape="id5" draw:end-glue-point="6" svg:d="m12573 62230v762h-5179v-2444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i </meta:initial-creator>
    <meta:creation-date>2012-02-19T19:25:52</meta:creation-date>
    <dc:date>2012-02-19T19:42:37</dc:date>
    <dc:creator>rui </dc:creator>
    <meta:editing-duration>PT1M3S</meta:editing-duration>
    <meta:editing-cycles>1</meta:editing-cycles>
    <meta:document-statistic meta:object-count="32"/>
    <meta:generator>LibreOffice/3.4$Linux LibreOffice_project/340m1$Build-402</meta:generator>
  </office:meta>
</office:document-meta>
</file>